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T2" style:parent-style-name="Domyślnaczcionkaakapitu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style:font-name="Segoe UI Symbol" style:font-name-complex="Segoe UI Symbol"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style:font-name="Segoe UI Emoji" style:font-name-complex="Segoe UI Emoji"/>
    </style:style>
    <style:style style:name="T8" style:parent-style-name="Domyślnaczcionkaakapitu" style:family="text">
      <style:text-properties fo:font-weight="bold" style:font-weight-asian="bold" style:font-weight-complex="bold"/>
    </style:style>
    <style:style style:name="T9" style:parent-style-name="Domyślnaczcionkaakapitu" style:family="text">
      <style:text-properties fo:font-weight="bold" style:font-weight-asian="bold" style:font-weight-complex="bold"/>
    </style:style>
    <style:style style:name="T10" style:parent-style-name="Domyślnaczcionkaakapitu" style:family="text">
      <style:text-properties style:font-name="Segoe UI Emoji" style:font-name-complex="Segoe UI Emoji"/>
    </style:style>
    <style:style style:name="T11" style:parent-style-name="Domyślnaczcionkaakapitu" style:family="text">
      <style:text-properties fo:font-weight="bold" style:font-weight-asian="bold" style:font-weight-complex="bold"/>
    </style:style>
    <style:style style:name="T12" style:parent-style-name="Domyślnaczcionkaakapitu" style:family="text">
      <style:text-properties fo:font-weight="bold" style:font-weight-asian="bold" style:font-weight-complex="bold"/>
    </style:style>
    <style:style style:name="T13" style:parent-style-name="Domyślnaczcionkaakapitu" style:family="text">
      <style:text-properties style:font-name="Segoe UI Emoji" style:font-name-complex="Segoe UI Emoji"/>
    </style:style>
    <style:style style:name="T14" style:parent-style-name="Domyślnaczcionkaakapitu" style:family="text">
      <style:text-properties fo:font-weight="bold" style:font-weight-asian="bold" style:font-weight-complex="bold"/>
    </style:style>
    <style:style style:name="T15" style:parent-style-name="Domyślnaczcionkaakapitu" style:family="text">
      <style:text-properties fo:font-weight="bold" style:font-weight-asian="bold" style:font-weight-complex="bold"/>
    </style:style>
    <style:style style:name="T16" style:parent-style-name="Domyślnaczcionkaakapitu" style:family="text">
      <style:text-properties fo:font-weight="bold" style:font-weight-asian="bold" style:font-weight-complex="bold"/>
    </style:style>
    <style:style style:name="T17" style:parent-style-name="Domyślnaczcionkaakapitu" style:family="text">
      <style:text-properties style:font-name="Segoe UI Symbol" style:font-name-complex="Segoe UI Symbol" fo:font-weight="bold" style:font-weight-asian="bold" style:font-weight-complex="bold"/>
    </style:style>
    <style:style style:name="T18" style:parent-style-name="Domyślnaczcionkaakapitu" style:family="text">
      <style:text-properties fo:font-weight="bold" style:font-weight-asian="bold" style:font-weight-complex="bold"/>
    </style:style>
    <style:style style:name="T19" style:parent-style-name="Domyślnaczcionkaakapitu" style:family="text">
      <style:text-properties style:font-name="Segoe UI Emoji" style:font-name-complex="Segoe UI Emoji"/>
    </style:style>
    <style:style style:name="T20" style:parent-style-name="Domyślnaczcionkaakapitu" style:family="text">
      <style:text-properties fo:font-weight="bold" style:font-weight-asian="bold" style:font-weight-complex="bold"/>
    </style:style>
    <style:style style:name="T21" style:parent-style-name="Domyślnaczcionkaakapitu" style:family="text">
      <style:text-properties fo:font-weight="bold" style:font-weight-asian="bold" style:font-weight-complex="bold"/>
    </style:style>
    <style:style style:name="T22" style:parent-style-name="Domyślnaczcionkaakapitu" style:family="text">
      <style:text-properties style:font-name="Segoe UI Emoji" style:font-name-complex="Segoe UI Emoji"/>
    </style:style>
    <style:style style:name="T23" style:parent-style-name="Domyślnaczcionkaakapitu" style:family="text">
      <style:text-properties fo:font-weight="bold" style:font-weight-asian="bold" style:font-weight-complex="bold"/>
    </style:style>
    <style:style style:name="T24" style:parent-style-name="Domyślnaczcionkaakapitu" style:family="text">
      <style:text-properties fo:font-weight="bold" style:font-weight-asian="bold" style:font-weight-complex="bold"/>
    </style:style>
    <style:style style:name="T25" style:parent-style-name="Domyślnaczcionkaakapitu" style:family="text">
      <style:text-properties style:font-name="Segoe UI Emoji" style:font-name-complex="Segoe UI Emoji"/>
    </style:style>
    <style:style style:name="T26" style:parent-style-name="Domyślnaczcionkaakapitu" style:family="text">
      <style:text-properties fo:font-weight="bold" style:font-weight-asian="bold" style:font-weight-complex="bold"/>
    </style:style>
    <style:style style:name="T27" style:parent-style-name="Domyślnaczcionkaakapitu" style:family="text">
      <style:text-properties fo:font-weight="bold" style:font-weight-asian="bold" style:font-weight-complex="bold"/>
    </style:style>
    <style:style style:name="T28" style:parent-style-name="Domyślnaczcionkaakapitu" style:family="text">
      <style:text-properties fo:font-weight="bold" style:font-weight-asian="bold" style:font-weight-complex="bold"/>
    </style:style>
    <style:style style:name="T29" style:parent-style-name="Domyślnaczcionkaakapitu" style:family="text">
      <style:text-properties style:font-name="Segoe UI Symbol" style:font-name-complex="Segoe UI Symbol" fo:font-weight="bold" style:font-weight-asian="bold" style:font-weight-complex="bold"/>
    </style:style>
    <style:style style:name="T30" style:parent-style-name="Domyślnaczcionkaakapitu" style:family="text">
      <style:text-properties fo:font-weight="bold" style:font-weight-asian="bold" style:font-weight-complex="bold"/>
    </style:style>
    <style:style style:name="T31" style:parent-style-name="Domyślnaczcionkaakapitu" style:family="text">
      <style:text-properties style:font-name="Segoe UI Emoji" style:font-name-complex="Segoe UI Emoji"/>
    </style:style>
    <style:style style:name="T32" style:parent-style-name="Domyślnaczcionkaakapitu" style:family="text">
      <style:text-properties fo:font-weight="bold" style:font-weight-asian="bold" style:font-weight-complex="bold"/>
    </style:style>
    <style:style style:name="T33" style:parent-style-name="Domyślnaczcionkaakapitu" style:family="text">
      <style:text-properties fo:font-weight="bold" style:font-weight-asian="bold" style:font-weight-complex="bold"/>
    </style:style>
    <style:style style:name="T34" style:parent-style-name="Domyślnaczcionkaakapitu" style:family="text">
      <style:text-properties style:font-name="Segoe UI Emoji" style:font-name-complex="Segoe UI Emoji"/>
    </style:style>
    <style:style style:name="T35" style:parent-style-name="Domyślnaczcionkaakapitu" style:family="text">
      <style:text-properties fo:font-weight="bold" style:font-weight-asian="bold" style:font-weight-complex="bold"/>
    </style:style>
    <style:style style:name="T36" style:parent-style-name="Domyślnaczcionkaakapitu" style:family="text">
      <style:text-properties fo:font-weight="bold" style:font-weight-asian="bold" style:font-weight-complex="bold"/>
    </style:style>
    <style:style style:name="T37" style:parent-style-name="Domyślnaczcionkaakapitu" style:family="text">
      <style:text-properties style:font-name="Segoe UI Emoji" style:font-name-complex="Segoe UI Emoji"/>
    </style:style>
    <style:style style:name="T38" style:parent-style-name="Domyślnaczcionkaakapitu" style:family="text">
      <style:text-properties fo:font-weight="bold" style:font-weight-asian="bold" style:font-weight-complex="bold"/>
    </style:style>
    <style:style style:name="T39" style:parent-style-name="Domyślnaczcionkaakapitu" style:family="text">
      <style:text-properties fo:font-weight="bold" style:font-weight-asian="bold" style:font-weight-complex="bold"/>
    </style:style>
    <style:style style:name="T40" style:parent-style-name="Domyślnaczcionkaakapitu" style:family="text">
      <style:text-properties style:font-name="Segoe UI Emoji" style:font-name-complex="Segoe UI Emoji"/>
    </style:style>
    <style:style style:name="T41" style:parent-style-name="Domyślnaczcionkaakapitu" style:family="text">
      <style:text-properties fo:font-weight="bold" style:font-weight-asian="bold" style:font-weight-complex="bold"/>
    </style:style>
    <style:style style:name="T42" style:parent-style-name="Domyślnaczcionkaakapitu" style:family="text">
      <style:text-properties fo:font-weight="bold" style:font-weight-asian="bold" style:font-weight-complex="bold"/>
    </style:style>
    <style:style style:name="T43" style:parent-style-name="Domyślnaczcionkaakapitu" style:family="text">
      <style:text-properties fo:font-weight="bold" style:font-weight-asian="bold" style:font-weight-complex="bold"/>
    </style:style>
    <style:style style:name="T44" style:parent-style-name="Domyślnaczcionkaakapitu" style:family="text">
      <style:text-properties style:font-name="Segoe UI Symbol" style:font-name-complex="Segoe UI Symbol" fo:font-weight="bold" style:font-weight-asian="bold" style:font-weight-complex="bold"/>
    </style:style>
    <style:style style:name="T45" style:parent-style-name="Domyślnaczcionkaakapitu" style:family="text">
      <style:text-properties fo:font-weight="bold" style:font-weight-asian="bold" style:font-weight-complex="bold"/>
    </style:style>
    <style:style style:name="T46" style:parent-style-name="Domyślnaczcionkaakapitu" style:family="text">
      <style:text-properties style:font-name="Segoe UI Emoji" style:font-name-complex="Segoe UI Emoji"/>
    </style:style>
    <style:style style:name="T47" style:parent-style-name="Domyślnaczcionkaakapitu" style:family="text">
      <style:text-properties fo:font-weight="bold" style:font-weight-asian="bold" style:font-weight-complex="bold"/>
    </style:style>
    <style:style style:name="T48" style:parent-style-name="Domyślnaczcionkaakapitu" style:family="text">
      <style:text-properties fo:font-weight="bold" style:font-weight-asian="bold" style:font-weight-complex="bold"/>
    </style:style>
    <style:style style:name="T49" style:parent-style-name="Domyślnaczcionkaakapitu" style:family="text">
      <style:text-properties style:font-name="Segoe UI Emoji" style:font-name-complex="Segoe UI Emoji"/>
    </style:style>
    <style:style style:name="T50" style:parent-style-name="Domyślnaczcionkaakapitu" style:family="text">
      <style:text-properties fo:font-weight="bold" style:font-weight-asian="bold" style:font-weight-complex="bold"/>
    </style:style>
    <style:style style:name="T51" style:parent-style-name="Domyślnaczcionkaakapitu" style:family="text">
      <style:text-properties fo:font-weight="bold" style:font-weight-asian="bold" style:font-weight-complex="bold"/>
    </style:style>
    <style:style style:name="T52" style:parent-style-name="Domyślnaczcionkaakapitu" style:family="text">
      <style:text-properties style:font-name="Segoe UI Emoji" style:font-name-complex="Segoe UI Emoji"/>
    </style:style>
    <style:style style:name="T53" style:parent-style-name="Domyślnaczcionkaakapitu" style:family="text">
      <style:text-properties fo:font-weight="bold" style:font-weight-asian="bold" style:font-weight-complex="bold"/>
    </style:style>
    <style:style style:name="T54" style:parent-style-name="Domyślnaczcionkaakapitu" style:family="text">
      <style:text-properties fo:font-weight="bold" style:font-weight-asian="bold" style:font-weight-complex="bold"/>
    </style:style>
    <style:style style:name="T55" style:parent-style-name="Domyślnaczcionkaakapitu" style:family="text">
      <style:text-properties style:font-name="Segoe UI Emoji" style:font-name-complex="Segoe UI Emoji"/>
    </style:style>
    <style:style style:name="T56" style:parent-style-name="Domyślnaczcionkaakapitu" style:family="text">
      <style:text-properties fo:font-weight="bold" style:font-weight-asian="bold" style:font-weight-complex="bold"/>
    </style:style>
    <style:style style:name="T57" style:parent-style-name="Domyślnaczcionkaakapitu" style:family="text">
      <style:text-properties fo:font-weight="bold" style:font-weight-asian="bold" style:font-weight-complex="bold"/>
    </style:style>
    <style:style style:name="T58" style:parent-style-name="Domyślnaczcionkaakapitu" style:family="text">
      <style:text-properties fo:font-weight="bold" style:font-weight-asian="bold" style:font-weight-complex="bold"/>
    </style:style>
    <style:style style:name="T59" style:parent-style-name="Domyślnaczcionkaakapitu" style:family="text">
      <style:text-properties style:font-name="Segoe UI Symbol" style:font-name-complex="Segoe UI Symbol" fo:font-weight="bold" style:font-weight-asian="bold" style:font-weight-complex="bold"/>
    </style:style>
    <style:style style:name="T60" style:parent-style-name="Domyślnaczcionkaakapitu" style:family="text">
      <style:text-properties fo:font-weight="bold" style:font-weight-asian="bold" style:font-weight-complex="bold"/>
    </style:style>
    <style:style style:name="T61" style:parent-style-name="Domyślnaczcionkaakapitu" style:family="text">
      <style:text-properties style:font-name="Segoe UI Emoji" style:font-name-complex="Segoe UI Emoji"/>
    </style:style>
    <style:style style:name="T62" style:parent-style-name="Domyślnaczcionkaakapitu" style:family="text">
      <style:text-properties fo:font-weight="bold" style:font-weight-asian="bold" style:font-weight-complex="bold"/>
    </style:style>
    <style:style style:name="T63" style:parent-style-name="Domyślnaczcionkaakapitu" style:family="text">
      <style:text-properties fo:font-weight="bold" style:font-weight-asian="bold" style:font-weight-complex="bold"/>
    </style:style>
    <style:style style:name="T64" style:parent-style-name="Domyślnaczcionkaakapitu" style:family="text">
      <style:text-properties style:font-name="Segoe UI Emoji" style:font-name-complex="Segoe UI Emoji"/>
    </style:style>
    <style:style style:name="T65" style:parent-style-name="Domyślnaczcionkaakapitu" style:family="text">
      <style:text-properties fo:font-weight="bold" style:font-weight-asian="bold" style:font-weight-complex="bold"/>
    </style:style>
    <style:style style:name="T66" style:parent-style-name="Domyślnaczcionkaakapitu" style:family="text">
      <style:text-properties fo:font-weight="bold" style:font-weight-asian="bold" style:font-weight-complex="bold"/>
    </style:style>
    <style:style style:name="T67" style:parent-style-name="Domyślnaczcionkaakapitu" style:family="text">
      <style:text-properties style:font-name="Segoe UI Emoji" style:font-name-complex="Segoe UI Emoji"/>
    </style:style>
    <style:style style:name="T68" style:parent-style-name="Domyślnaczcionkaakapitu" style:family="text">
      <style:text-properties fo:font-weight="bold" style:font-weight-asian="bold" style:font-weight-complex="bold"/>
    </style:style>
    <style:style style:name="T69" style:parent-style-name="Domyślnaczcionkaakapitu" style:family="text">
      <style:text-properties fo:font-weight="bold" style:font-weight-asian="bold" style:font-weight-complex="bold"/>
    </style:style>
    <style:style style:name="T70" style:parent-style-name="Domyślnaczcionkaakapitu" style:family="text">
      <style:text-properties style:font-name="Segoe UI Emoji" style:font-name-complex="Segoe UI Emoji"/>
    </style:style>
    <style:style style:name="T71" style:parent-style-name="Domyślnaczcionkaakapitu" style:family="text">
      <style:text-properties fo:font-weight="bold" style:font-weight-asian="bold" style:font-weight-complex="bold"/>
    </style:style>
    <style:style style:name="T72" style:parent-style-name="Domyślnaczcionkaakapitu" style:family="text">
      <style:text-properties fo:font-weight="bold" style:font-weight-asian="bold" style:font-weight-complex="bold"/>
    </style:style>
    <style:style style:name="T73" style:parent-style-name="Domyślnaczcionkaakapitu" style:family="text">
      <style:text-properties style:font-name="Segoe UI Emoji" style:font-name-complex="Segoe UI Emoji"/>
    </style:style>
    <style:style style:name="T74" style:parent-style-name="Domyślnaczcionkaakapitu" style:family="text">
      <style:text-properties fo:font-weight="bold" style:font-weight-asian="bold" style:font-weight-complex="bold"/>
    </style:style>
    <style:style style:name="T75" style:parent-style-name="Domyślnaczcionkaakapitu" style:family="text">
      <style:text-properties fo:font-weight="bold" style:font-weight-asian="bold" style:font-weight-complex="bold"/>
    </style:style>
    <style:style style:name="T76" style:parent-style-name="Domyślnaczcionkaakapitu" style:family="text">
      <style:text-properties style:font-name="Segoe UI Emoji" style:font-name-complex="Segoe UI Emoji"/>
    </style:style>
    <style:style style:name="T77" style:parent-style-name="Domyślnaczcionkaakapitu" style:family="text">
      <style:text-properties fo:font-weight="bold" style:font-weight-asian="bold" style:font-weight-complex="bold"/>
    </style:style>
    <style:style style:name="T78" style:parent-style-name="Domyślnaczcionkaakapitu" style:family="text">
      <style:text-properties fo:font-weight="bold" style:font-weight-asian="bold" style:font-weight-complex="bold"/>
    </style:style>
    <style:style style:name="T79" style:parent-style-name="Domyślnaczcionkaakapitu" style:family="text">
      <style:text-properties style:font-name="Segoe UI Emoji" style:font-name-complex="Segoe UI Emoji"/>
    </style:style>
    <style:style style:name="T80" style:parent-style-name="Domyślnaczcionkaakapitu" style:family="text">
      <style:text-properties fo:font-weight="bold" style:font-weight-asian="bold" style:font-weight-complex="bold"/>
    </style:style>
    <style:style style:name="T81" style:parent-style-name="Domyślnaczcionkaakapitu" style:family="text">
      <style:text-properties fo:font-weight="bold" style:font-weight-asian="bold" style:font-weight-complex="bold"/>
    </style:style>
    <style:style style:name="T82" style:parent-style-name="Domyślnaczcionkaakapitu" style:family="text">
      <style:text-properties style:font-name="Segoe UI Emoji" style:font-name-complex="Segoe UI Emoji"/>
    </style:style>
    <style:style style:name="T83" style:parent-style-name="Domyślnaczcionkaakapitu" style:family="text">
      <style:text-properties fo:font-weight="bold" style:font-weight-asian="bold" style:font-weight-complex="bold"/>
    </style:style>
    <style:style style:name="T84" style:parent-style-name="Domyślnaczcionkaakapitu" style:family="text">
      <style:text-properties fo:font-weight="bold" style:font-weight-asian="bold" style:font-weight-complex="bold"/>
    </style:style>
    <style:style style:name="T85" style:parent-style-name="Domyślnaczcionkaakapitu" style:family="text">
      <style:text-properties style:font-name="Segoe UI Emoji" style:font-name-complex="Segoe UI Emoji"/>
    </style:style>
    <style:style style:name="T86" style:parent-style-name="Domyślnaczcionkaakapitu" style:family="text">
      <style:text-properties fo:font-weight="bold" style:font-weight-asian="bold" style:font-weight-complex="bold"/>
    </style:style>
    <style:style style:name="T87" style:parent-style-name="Domyślnaczcionkaakapitu" style:family="text">
      <style:text-properties fo:font-weight="bold" style:font-weight-asian="bold" style:font-weight-complex="bold"/>
    </style:style>
    <style:style style:name="T88" style:parent-style-name="Domyślnaczcionkaakapitu" style:family="text">
      <style:text-properties style:font-name="Segoe UI Emoji" style:font-name-complex="Segoe UI Emoji"/>
    </style:style>
    <style:style style:name="T89" style:parent-style-name="Domyślnaczcionkaakapitu" style:family="text">
      <style:text-properties fo:font-weight="bold" style:font-weight-asian="bold" style:font-weight-complex="bold"/>
    </style:style>
    <style:style style:name="T90" style:parent-style-name="Domyślnaczcionkaakapitu" style:family="text">
      <style:text-properties fo:font-weight="bold" style:font-weight-asian="bold" style:font-weight-complex="bold"/>
    </style:style>
    <style:style style:name="T91" style:parent-style-name="Domyślnaczcionkaakapitu" style:family="text">
      <style:text-properties fo:font-weight="bold" style:font-weight-asian="bold" style:font-weight-complex="bold"/>
    </style:style>
    <style:style style:name="T92" style:parent-style-name="Domyślnaczcionkaakapitu" style:family="text">
      <style:text-properties style:font-name="Segoe UI Symbol" style:font-name-complex="Segoe UI Symbol" fo:font-weight="bold" style:font-weight-asian="bold" style:font-weight-complex="bold"/>
    </style:style>
    <style:style style:name="T93" style:parent-style-name="Domyślnaczcionkaakapitu" style:family="text">
      <style:text-properties fo:font-weight="bold" style:font-weight-asian="bold" style:font-weight-complex="bold"/>
    </style:style>
    <style:style style:name="T94" style:parent-style-name="Domyślnaczcionkaakapitu" style:family="text">
      <style:text-properties style:font-name="Segoe UI Emoji" style:font-name-complex="Segoe UI Emoji"/>
    </style:style>
    <style:style style:name="T95" style:parent-style-name="Domyślnaczcionkaakapitu" style:family="text">
      <style:text-properties fo:font-weight="bold" style:font-weight-asian="bold" style:font-weight-complex="bold"/>
    </style:style>
    <style:style style:name="T96" style:parent-style-name="Domyślnaczcionkaakapitu" style:family="text">
      <style:text-properties fo:font-weight="bold" style:font-weight-asian="bold" style:font-weight-complex="bold"/>
    </style:style>
    <style:style style:name="T97" style:parent-style-name="Domyślnaczcionkaakapitu" style:family="text">
      <style:text-properties style:font-name="Segoe UI Emoji" style:font-name-complex="Segoe UI Emoji"/>
    </style:style>
    <style:style style:name="T98" style:parent-style-name="Domyślnaczcionkaakapitu" style:family="text">
      <style:text-properties fo:font-weight="bold" style:font-weight-asian="bold" style:font-weight-complex="bold"/>
    </style:style>
    <style:style style:name="T99" style:parent-style-name="Domyślnaczcionkaakapitu" style:family="text">
      <style:text-properties fo:font-weight="bold" style:font-weight-asian="bold" style:font-weight-complex="bold"/>
    </style:style>
    <style:style style:name="T100" style:parent-style-name="Domyślnaczcionkaakapitu" style:family="text">
      <style:text-properties style:font-name="Segoe UI Emoji" style:font-name-complex="Segoe UI Emoji"/>
    </style:style>
    <style:style style:name="T101" style:parent-style-name="Domyślnaczcionkaakapitu" style:family="text">
      <style:text-properties fo:font-weight="bold" style:font-weight-asian="bold" style:font-weight-complex="bold"/>
    </style:style>
    <style:style style:name="T102" style:parent-style-name="Domyślnaczcionkaakapitu" style:family="text">
      <style:text-properties fo:font-weight="bold" style:font-weight-asian="bold" style:font-weight-complex="bold"/>
    </style:style>
    <style:style style:name="T103" style:parent-style-name="Domyślnaczcionkaakapitu" style:family="text">
      <style:text-properties style:font-name="Segoe UI Emoji" style:font-name-complex="Segoe UI Emoji"/>
    </style:style>
    <style:style style:name="T104" style:parent-style-name="Domyślnaczcionkaakapitu" style:family="text">
      <style:text-properties fo:font-weight="bold" style:font-weight-asian="bold" style:font-weight-complex="bold"/>
    </style:style>
    <style:style style:name="T105" style:parent-style-name="Domyślnaczcionkaakapitu" style:family="text">
      <style:text-properties fo:font-weight="bold" style:font-weight-asian="bold" style:font-weight-complex="bold"/>
    </style:style>
    <style:style style:name="T106" style:parent-style-name="Domyślnaczcionkaakapitu" style:family="text">
      <style:text-properties style:font-name="Segoe UI Emoji" style:font-name-complex="Segoe UI Emoji"/>
    </style:style>
    <style:style style:name="T107" style:parent-style-name="Domyślnaczcionkaakapitu" style:family="text">
      <style:text-properties fo:font-weight="bold" style:font-weight-asian="bold" style:font-weight-complex="bold"/>
    </style:style>
    <style:style style:name="T108" style:parent-style-name="Domyślnaczcionkaakapitu" style:family="text">
      <style:text-properties fo:font-weight="bold" style:font-weight-asian="bold" style:font-weight-complex="bold"/>
    </style:style>
    <style:style style:name="T109" style:parent-style-name="Domyślnaczcionkaakapitu" style:family="text">
      <style:text-properties style:font-name="Segoe UI Emoji" style:font-name-complex="Segoe UI Emoji"/>
    </style:style>
    <style:style style:name="T110" style:parent-style-name="Domyślnaczcionkaakapitu" style:family="text">
      <style:text-properties fo:font-weight="bold" style:font-weight-asian="bold" style:font-weight-complex="bold"/>
    </style:style>
    <style:style style:name="T111" style:parent-style-name="Domyślnaczcionkaakapitu" style:family="text">
      <style:text-properties fo:font-weight="bold" style:font-weight-asian="bold" style:font-weight-complex="bold"/>
    </style:style>
    <style:style style:name="T112" style:parent-style-name="Domyślnaczcionkaakapitu" style:family="text">
      <style:text-properties fo:font-weight="bold" style:font-weight-asian="bold" style:font-weight-complex="bold"/>
    </style:style>
    <style:style style:name="T113" style:parent-style-name="Domyślnaczcionkaakapitu" style:family="text">
      <style:text-properties style:font-name="Segoe UI Symbol" style:font-name-complex="Segoe UI Symbol" fo:font-weight="bold" style:font-weight-asian="bold" style:font-weight-complex="bold"/>
    </style:style>
    <style:style style:name="T114" style:parent-style-name="Domyślnaczcionkaakapitu" style:family="text">
      <style:text-properties fo:font-weight="bold" style:font-weight-asian="bold" style:font-weight-complex="bold"/>
    </style:style>
    <style:style style:name="T115" style:parent-style-name="Domyślnaczcionkaakapitu" style:family="text">
      <style:text-properties style:font-name="Segoe UI Emoji" style:font-name-complex="Segoe UI Emoji"/>
    </style:style>
    <style:style style:name="T116" style:parent-style-name="Domyślnaczcionkaakapitu" style:family="text">
      <style:text-properties fo:font-weight="bold" style:font-weight-asian="bold" style:font-weight-complex="bold"/>
    </style:style>
    <style:style style:name="T117" style:parent-style-name="Domyślnaczcionkaakapitu" style:family="text">
      <style:text-properties fo:font-weight="bold" style:font-weight-asian="bold" style:font-weight-complex="bold"/>
    </style:style>
    <style:style style:name="T118" style:parent-style-name="Domyślnaczcionkaakapitu" style:family="text">
      <style:text-properties style:font-name="Segoe UI Emoji" style:font-name-complex="Segoe UI Emoji"/>
    </style:style>
    <style:style style:name="T119" style:parent-style-name="Domyślnaczcionkaakapitu" style:family="text">
      <style:text-properties fo:font-weight="bold" style:font-weight-asian="bold" style:font-weight-complex="bold"/>
    </style:style>
    <style:style style:name="T120" style:parent-style-name="Domyślnaczcionkaakapitu" style:family="text">
      <style:text-properties fo:font-weight="bold" style:font-weight-asian="bold" style:font-weight-complex="bold"/>
    </style:style>
    <style:style style:name="T121" style:parent-style-name="Domyślnaczcionkaakapitu" style:family="text">
      <style:text-properties style:font-name="Segoe UI Emoji" style:font-name-complex="Segoe UI Emoji"/>
    </style:style>
    <style:style style:name="T122" style:parent-style-name="Domyślnaczcionkaakapitu" style:family="text">
      <style:text-properties fo:font-weight="bold" style:font-weight-asian="bold" style:font-weight-complex="bold"/>
    </style:style>
    <style:style style:name="T123" style:parent-style-name="Domyślnaczcionkaakapitu" style:family="text">
      <style:text-properties fo:font-weight="bold" style:font-weight-asian="bold" style:font-weight-complex="bold"/>
    </style:style>
    <style:style style:name="T124" style:parent-style-name="Domyślnaczcionkaakapitu" style:family="text">
      <style:text-properties style:font-name="Segoe UI Emoji" style:font-name-complex="Segoe UI Emoji"/>
    </style:style>
    <style:style style:name="T125" style:parent-style-name="Domyślnaczcionkaakapitu" style:family="text">
      <style:text-properties fo:font-weight="bold" style:font-weight-asian="bold" style:font-weight-complex="bold"/>
    </style:style>
    <style:style style:name="T126" style:parent-style-name="Domyślnaczcionkaakapitu" style:family="text">
      <style:text-properties fo:font-weight="bold" style:font-weight-asian="bold" style:font-weight-complex="bold"/>
    </style:style>
    <style:style style:name="T127" style:parent-style-name="Domyślnaczcionkaakapitu" style:family="text">
      <style:text-properties style:font-name="Segoe UI Emoji" style:font-name-complex="Segoe UI Emoji"/>
    </style:style>
    <style:style style:name="T128" style:parent-style-name="Domyślnaczcionkaakapitu" style:family="text">
      <style:text-properties fo:font-weight="bold" style:font-weight-asian="bold" style:font-weight-complex="bold"/>
    </style:style>
    <style:style style:name="T129" style:parent-style-name="Domyślnaczcionkaakapitu" style:family="text">
      <style:text-properties fo:font-weight="bold" style:font-weight-asian="bold" style:font-weight-complex="bold"/>
    </style:style>
    <style:style style:name="T130" style:parent-style-name="Domyślnaczcionkaakapitu" style:family="text">
      <style:text-properties style:font-name="Segoe UI Emoji" style:font-name-complex="Segoe UI Emoji"/>
    </style:style>
    <style:style style:name="T131" style:parent-style-name="Domyślnaczcionkaakapitu" style:family="text">
      <style:text-properties fo:font-weight="bold" style:font-weight-asian="bold" style:font-weight-complex="bold"/>
    </style:style>
    <style:style style:name="T132" style:parent-style-name="Domyślnaczcionkaakapitu" style:family="text">
      <style:text-properties fo:font-weight="bold" style:font-weight-asian="bold" style:font-weight-complex="bold"/>
    </style:style>
    <style:style style:name="T133" style:parent-style-name="Domyślnaczcionkaakapitu" style:family="text">
      <style:text-properties fo:font-weight="bold" style:font-weight-asian="bold" style:font-weight-complex="bold"/>
    </style:style>
    <style:style style:name="T134" style:parent-style-name="Domyślnaczcionkaakapitu" style:family="text">
      <style:text-properties style:font-name="Segoe UI Symbol" style:font-name-complex="Segoe UI Symbol" fo:font-weight="bold" style:font-weight-asian="bold" style:font-weight-complex="bold"/>
    </style:style>
    <style:style style:name="T135" style:parent-style-name="Domyślnaczcionkaakapitu" style:family="text">
      <style:text-properties fo:font-weight="bold" style:font-weight-asian="bold" style:font-weight-complex="bold"/>
    </style:style>
    <style:style style:name="T136" style:parent-style-name="Domyślnaczcionkaakapitu" style:family="text">
      <style:text-properties style:font-name="Segoe UI Emoji" style:font-name-complex="Segoe UI Emoji"/>
    </style:style>
    <style:style style:name="T137" style:parent-style-name="Domyślnaczcionkaakapitu" style:family="text">
      <style:text-properties fo:font-weight="bold" style:font-weight-asian="bold" style:font-weight-complex="bold"/>
    </style:style>
    <style:style style:name="T138" style:parent-style-name="Domyślnaczcionkaakapitu" style:family="text">
      <style:text-properties fo:font-weight="bold" style:font-weight-asian="bold" style:font-weight-complex="bold"/>
    </style:style>
    <style:style style:name="T139" style:parent-style-name="Domyślnaczcionkaakapitu" style:family="text">
      <style:text-properties style:font-name="Segoe UI Emoji" style:font-name-complex="Segoe UI Emoji"/>
    </style:style>
    <style:style style:name="T140" style:parent-style-name="Domyślnaczcionkaakapitu" style:family="text">
      <style:text-properties fo:font-weight="bold" style:font-weight-asian="bold" style:font-weight-complex="bold"/>
    </style:style>
    <style:style style:name="T141" style:parent-style-name="Domyślnaczcionkaakapitu" style:family="text">
      <style:text-properties fo:font-weight="bold" style:font-weight-asian="bold" style:font-weight-complex="bold"/>
    </style:style>
    <style:style style:name="T142" style:parent-style-name="Domyślnaczcionkaakapitu" style:family="text">
      <style:text-properties style:font-name="Segoe UI Emoji" style:font-name-complex="Segoe UI Emoji"/>
    </style:style>
    <style:style style:name="T143" style:parent-style-name="Domyślnaczcionkaakapitu" style:family="text">
      <style:text-properties fo:font-weight="bold" style:font-weight-asian="bold" style:font-weight-complex="bold"/>
    </style:style>
    <style:style style:name="T144" style:parent-style-name="Domyślnaczcionkaakapitu" style:family="text">
      <style:text-properties fo:font-weight="bold" style:font-weight-asian="bold" style:font-weight-complex="bold"/>
    </style:style>
    <style:style style:name="T145" style:parent-style-name="Domyślnaczcionkaakapitu" style:family="text">
      <style:text-properties style:font-name="Segoe UI Emoji" style:font-name-complex="Segoe UI Emoji"/>
    </style:style>
    <style:style style:name="T146" style:parent-style-name="Domyślnaczcionkaakapitu" style:family="text">
      <style:text-properties fo:font-weight="bold" style:font-weight-asian="bold" style:font-weight-complex="bold"/>
    </style:style>
    <style:style style:name="T147" style:parent-style-name="Domyślnaczcionkaakapitu" style:family="text">
      <style:text-properties fo:font-weight="bold" style:font-weight-asian="bold" style:font-weight-complex="bold"/>
    </style:style>
    <style:style style:name="T148" style:parent-style-name="Domyślnaczcionkaakapitu" style:family="text">
      <style:text-properties style:font-name="Segoe UI Emoji" style:font-name-complex="Segoe UI Emoji" fo:font-weight="bold" style:font-weight-asian="bold" style:font-weight-complex="bold"/>
    </style:style>
    <style:style style:name="T149" style:parent-style-name="Domyślnaczcionkaakapitu" style:family="text">
      <style:text-properties fo:font-weight="bold" style:font-weight-asian="bold" style:font-weight-complex="bold"/>
    </style:style>
    <style:style style:name="T150" style:parent-style-name="Domyślnaczcionkaakapitu" style:family="text">
      <style:text-properties style:font-name="Segoe UI Emoji" style:font-name-complex="Segoe UI Emoji"/>
    </style:style>
    <style:style style:name="T151" style:parent-style-name="Domyślnaczcionkaakapitu" style:family="text">
      <style:text-properties fo:font-weight="bold" style:font-weight-asian="bold" style:font-weight-complex="bold"/>
    </style:style>
    <style:style style:name="T152" style:parent-style-name="Domyślnaczcionkaakapitu" style:family="text">
      <style:text-properties style:font-name="Segoe UI Emoji" style:font-name-complex="Segoe UI Emoji"/>
    </style:style>
    <style:style style:name="T153" style:parent-style-name="Domyślnaczcionkaakapitu" style:family="text">
      <style:text-properties style:font-name="Segoe UI Emoji" style:font-name-complex="Segoe UI Emoji"/>
    </style:style>
    <style:style style:name="T154" style:parent-style-name="Domyślnaczcionkaakapitu" style:family="text">
      <style:text-properties fo:font-weight="bold" style:font-weight-asian="bold" style:font-weight-complex="bold"/>
    </style:style>
    <style:style style:name="T155" style:parent-style-name="Domyślnaczcionkaakapitu" style:family="text">
      <style:text-properties style:font-name="Segoe UI Emoji" style:font-name-complex="Segoe UI Emoji"/>
    </style:style>
    <style:style style:name="T156" style:parent-style-name="Domyślnaczcionkaakapitu" style:family="text">
      <style:text-properties style:font-name="Segoe UI Emoji" style:font-name-complex="Segoe UI Emoji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📌</text:span><text:span text:style-name="T3"><text:s/>Odpowiedzi na pytania dotyczące XML</text:span></text:p>
      <text:p text:style-name="Normalny"><draw:custom-shape svg:x="0in" svg:y="0in" svg:width="45.51042in" svg:height="0.00139in" draw:z-index="0" draw:id="id0" draw:style-name="a0" draw:name="Horizontal Line 55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4">1️</text:span><text:span text:style-name="T5">⃣</text:span><text:span text:style-name="T6"><text:s/>Definicja struktury XML</text:span></text:p>
      <text:p text:style-name="Normalny"><text:span text:style-name="T7">✅</text:span><text:s/><text:span text:style-name="T8">Czy plik XML może używać pliku DTD dla definicji struktury dokumentu?</text:span><text:line-break/><text:span text:style-name="T9">TAK</text:span></text:p>
      <text:p text:style-name="Normalny"><text:span text:style-name="T10">✅</text:span><text:s/><text:span text:style-name="T11">Czy plik XML może używać pliku XSL dla definicji struktury dokumentu?</text:span><text:line-break/><text:span text:style-name="T12">NIE</text:span></text:p>
      <text:p text:style-name="Normalny"><text:span text:style-name="T13">✅</text:span><text:s/><text:span text:style-name="T14">Czy plik XML może używać pliku XSD dla definicji struktury dokumentu?</text:span><text:line-break/><text:span text:style-name="T15">TAK</text:span></text:p>
      <text:p text:style-name="Normalny"><draw:custom-shape svg:x="0in" svg:y="0in" svg:width="45.51042in" svg:height="0.00139in" draw:z-index="0" draw:id="id1" draw:style-name="a1" draw:name="Horizontal Line 56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16">2️</text:span><text:span text:style-name="T17">⃣</text:span><text:span text:style-name="T18"><text:s/>Przekształcenie XML na inny format</text:span></text:p>
      <text:p text:style-name="Normalny"><text:span text:style-name="T19">✅</text:span><text:s/><text:span text:style-name="T20">Czy plik XML może używać pliku XSL dla przekształcenia dokumentu na inny format?</text:span><text:line-break/><text:span text:style-name="T21">TAK</text:span></text:p>
      <text:p text:style-name="Normalny"><text:span text:style-name="T22">❌</text:span><text:s/><text:span text:style-name="T23">Czy plik XML może używać pliku XSD dla przekształcenia dokumentu na inny format?</text:span><text:line-break/><text:span text:style-name="T24">NIE</text:span></text:p>
      <text:p text:style-name="Normalny"><text:span text:style-name="T25">❌</text:span><text:s/><text:span text:style-name="T26">Czy plik XML może używać pliku DTD dla przekształcenia dokumentu na inny format?</text:span><text:line-break/><text:span text:style-name="T27">NIE</text:span></text:p>
      <text:p text:style-name="Normalny"><draw:custom-shape svg:x="0in" svg:y="0in" svg:width="45.51042in" svg:height="0.00139in" draw:z-index="0" draw:id="id2" draw:style-name="a2" draw:name="Horizontal Line 57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28">3️</text:span><text:span text:style-name="T29">⃣</text:span><text:span text:style-name="T30"><text:s/>Zadania XML</text:span></text:p>
      <text:p text:style-name="Normalny"><text:span text:style-name="T31">✅</text:span><text:s/><text:span text:style-name="T32">Czy zadaniem formatu XML jest przechowywanie danych?</text:span><text:line-break/><text:span text:style-name="T33">TAK</text:span></text:p>
      <text:p text:style-name="Normalny"><text:span text:style-name="T34">❌</text:span><text:s/><text:span text:style-name="T35">Czy zadaniem formatu XML jest zastąpienie HTML?</text:span><text:line-break/><text:span text:style-name="T36">NIE</text:span></text:p>
      <text:p text:style-name="Normalny"><text:span text:style-name="T37">✅</text:span><text:s/><text:span text:style-name="T38">Czy zadaniem formatu XML jest walidacja danych?</text:span><text:line-break/><text:span text:style-name="T39">TAK</text:span></text:p>
      <text:p text:style-name="Normalny"><text:span text:style-name="T40">✅</text:span><text:s/><text:span text:style-name="T41">Czy zadaniem formatu XML jest konwersja danych na inny format?</text:span><text:line-break/><text:span text:style-name="T42">TAK</text:span></text:p>
      <text:p text:style-name="Normalny"><draw:custom-shape svg:x="0in" svg:y="0in" svg:width="45.51042in" svg:height="0.00139in" draw:z-index="0" draw:id="id3" draw:style-name="a3" draw:name="Horizontal Line 58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43">4️</text:span><text:span text:style-name="T44">⃣</text:span><text:span text:style-name="T45"><text:s/>Poprawna deklaracja XML</text:span></text:p>
      <text:p text:style-name="Normalny"><text:span text:style-name="T46">✅</text:span><text:s/><text:span text:style-name="T47">Czy &lt;?xml version="1.0"?&gt; jest poprawną formą deklaracji wersji pliku XML?</text:span><text:line-break/><text:span text:style-name="T48">TAK</text:span></text:p>
      <text:p text:style-name="Normalny"><text:span text:style-name="T49">❌</text:span><text:s/><text:span text:style-name="T50">Czy &lt;!xml version="1.0"&gt; jest poprawną formą deklaracji wersji pliku XML?</text:span><text:line-break/><text:span text:style-name="T51">NIE</text:span></text:p>
      <text:p text:style-name="Normalny"><text:span text:style-name="T52">❌</text:span><text:s/><text:span text:style-name="T53">Czy &lt;?xml version="1.0"/&gt; jest poprawną formą deklaracji wersji pliku XML?</text:span><text:line-break/><text:span text:style-name="T54">NIE</text:span></text:p>
      <text:p text:style-name="Normalny"><text:span text:style-name="T55">❌</text:span><text:s/><text:span text:style-name="T56">Czy &lt;xml version="1.0"/&gt; jest poprawną formą deklaracji wersji pliku XML?</text:span><text:line-break/><text:span text:style-name="T57">NIE</text:span></text:p>
      <text:p text:style-name="Normalny"><draw:custom-shape svg:x="0in" svg:y="0in" svg:width="45.51042in" svg:height="0.00139in" draw:z-index="0" draw:id="id4" draw:style-name="a4" draw:name="Horizontal Line 59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58">5️</text:span><text:span text:style-name="T59">⃣</text:span><text:span text:style-name="T60"><text:s/>Poprawna składnia XML</text:span></text:p>
      <text:p text:style-name="Normalny"><text:span text:style-name="T61">✅</text:span><text:s/><text:span text:style-name="T62">Czy &lt;?xml version="1.0"?&gt;&lt;note&gt;&lt;from&gt;me&lt;/from&gt;&lt;to&gt;you&lt;/to&gt;&lt;body&gt;hi&lt;/body&gt;&lt;/note&gt; jest poprawną składnią XML?</text:span><text:line-break/><text:span text:style-name="T63">TAK</text:span></text:p>
      <text:p text:style-name="Normalny"><text:span text:style-name="T64">❌</text:span><text:s/><text:span text:style-name="T65">Czy &lt;?xml version="1.0"?&gt;&lt;from&gt;me&lt;/from&gt;&lt;to&gt;you&lt;/to&gt;&lt;body&gt;hi&lt;/body&gt; jest poprawną składnią XML?</text:span><text:line-break/><text:span text:style-name="T66">NIE</text:span><text:s/>(brakuje zamykającego &lt;note&gt;).</text:p>
      <text:p text:style-name="Normalny"><text:span text:style-name="T67">❌</text:span><text:s/><text:span text:style-name="T68">Czy &lt;?xml version="1.0"?&gt;&lt;note&gt;&lt;body&gt;hi&lt;/body&gt;&lt;/note&gt;&lt;note&gt;&lt;body&gt;there&lt;/body&gt;&lt;/note&gt; jest poprawną składnią XML?</text:span><text:line-break/><text:span text:style-name="T69">NIE</text:span><text:s/>(XML może mieć tylko jeden główny element).</text:p>
      <text:p text:style-name="Normalny"><text:span text:style-name="T70">❌</text:span><text:s/><text:span text:style-name="T71">Czy &lt;?xml version="1.0"?&gt;&lt;note kind=1&gt;&lt;from&gt;me&lt;/from&gt;&lt;to&gt;you&lt;/to&gt;&lt;body&gt;hi&lt;/body&gt;&lt;/note&gt; jest poprawną składnią XML?</text:span><text:line-break/><text:span text:style-name="T72">NIE</text:span><text:s/>(Atrybuty muszą być w cudzysłowach).</text:p>
      <text:p text:style-name="Normalny"><text:span text:style-name="T73">✅</text:span><text:s/><text:span text:style-name="T74">Czy &lt;?xml version="1.0"?&gt;&lt;note kind="1"&gt;&lt;from&gt;me&lt;/from&gt;&lt;to&gt;you&lt;/to&gt;&lt;body&gt;hi&lt;/body&gt;&lt;/note&gt; jest poprawną składnią XML?</text:span><text:line-break/><text:span text:style-name="T75">TAK</text:span></text:p>
      <text:p text:style-name="Normalny"><text:span text:style-name="T76">❌</text:span><text:s/><text:span text:style-name="T77">Czy &lt;?xml version="1.0"?&gt;&lt;note&gt;&lt;from&gt;me&lt;/from&gt;&lt;to&gt;you&lt;/to&gt;&lt;body13/&gt;&lt;/note&gt; jest poprawną składnią XML?</text:span><text:line-break/><text:span text:style-name="T78">NIE</text:span><text:s/>(Niepoprawna nazwa znacznika).</text:p>
      <text:p text:style-name="Normalny"><text:span text:style-name="T79">❌</text:span><text:s/><text:span text:style-name="T80">Czy &lt;?xml version="1.0"?&gt;&lt;note&gt;&lt;from&gt;me&lt;/from&gt;&lt;to&gt;you&lt;/to&gt;&lt;13body/&gt;&lt;/note&gt; jest poprawną składnią XML?</text:span><text:line-break/><text:span text:style-name="T81">NIE</text:span><text:s/>(Tagy nie mogą zaczynać się od cyfry).</text:p>
      <text:p text:style-name="Normalny"><text:span text:style-name="T82">✅</text:span><text:s/><text:span text:style-name="T83">Czy &lt;?xml version="1.0"?&gt;&lt;note&gt;&lt;from&gt;me&lt;/from&gt;&lt;to&gt;you&lt;/to&gt;&lt;body/&gt;&lt;/note&gt; jest poprawną składnią XML?</text:span><text:line-break/><text:span text:style-name="T84">TAK</text:span></text:p>
      <text:p text:style-name="Normalny"><text:span text:style-name="T85">✅</text:span><text:s/><text:span text:style-name="T86">Czy &lt;?xml version="1.0"?&gt;&lt;note&gt;&lt;from&gt;me&lt;/from&gt;&lt;To&gt;you&lt;/To&gt;&lt;body&gt;hi&lt;/body&gt;&lt;/note&gt; jest poprawną składnią XML?</text:span><text:line-break/><text:span text:style-name="T87">TAK</text:span><text:s/>(XML rozróżnia wielkość liter).</text:p>
      <text:p text:style-name="Normalny"><text:span text:style-name="T88">✅</text:span><text:s/><text:span text:style-name="T89">Czy &lt;?xml version="1.0"?&gt;&lt;xmlnote&gt;&lt;body&gt;hi&lt;/body&gt;&lt;/xmlnote&gt; jest poprawną składnią XML?</text:span><text:line-break/><text:span text:style-name="T90">TAK</text:span></text:p>
      <text:p text:style-name="Normalny"><draw:custom-shape svg:x="0in" svg:y="0in" svg:width="45.51042in" svg:height="0.00139in" draw:z-index="0" draw:id="id5" draw:style-name="a5" draw:name="Horizontal Line 60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91">6️</text:span><text:span text:style-name="T92">⃣</text:span><text:span text:style-name="T93"><text:s/>Poprawne komentarze w XML</text:span></text:p>
      <text:p text:style-name="Normalny"><text:span text:style-name="T94">✅</text:span><text:s/><text:span text:style-name="T95">Czy &lt;![CDATA[ komentarz ]]&gt; jest poprawnym komentarzem w XML?</text:span><text:line-break/><text:span text:style-name="T96">TAK</text:span></text:p>
      <text:p text:style-name="Normalny"><text:span text:style-name="T97">❌</text:span><text:s/><text:span text:style-name="T98">Czy &lt;![CDATA[ komentarz ]]!&gt; jest poprawnym komentarzem w XML?</text:span><text:line-break/><text:span text:style-name="T99">NIE</text:span></text:p>
      <text:p text:style-name="Normalny"><text:span text:style-name="T100">❌</text:span><text:s/><text:span text:style-name="T101">Czy &lt;!CDATA[ komentarz ]!&gt; jest poprawnym komentarzem w XML?</text:span><text:line-break/><text:span text:style-name="T102">NIE</text:span></text:p>
      <text:p text:style-name="Normalny"><text:span text:style-name="T103">❌</text:span><text:s/><text:span text:style-name="T104">Czy &lt;!CDATA[ komentarz ]&gt; jest poprawnym komentarzem w XML?</text:span><text:line-break/><text:span text:style-name="T105">NIE</text:span></text:p>
      <text:p text:style-name="Normalny"><text:span text:style-name="T106">❌</text:span><text:s/><text:span text:style-name="T107">Czy &lt;CDATA&gt; komentarz &lt;/CDATA&gt; jest poprawnym komentarzem w XML?</text:span><text:line-break/><text:span text:style-name="T108">NIE</text:span></text:p>
      <text:p text:style-name="Normalny"><text:span text:style-name="T109">❌</text:span><text:s/><text:span text:style-name="T110">Czy &lt;PCDATA&gt; komentarz &lt;/PCDATA&gt; jest poprawnym komentarzem w XML?</text:span><text:line-break/><text:span text:style-name="T111">NIE</text:span></text:p>
      <text:p text:style-name="Normalny"><draw:custom-shape svg:x="0in" svg:y="0in" svg:width="45.51042in" svg:height="0.00139in" draw:z-index="0" draw:id="id6" draw:style-name="a6" draw:name="Horizontal Line 61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112">7️</text:span><text:span text:style-name="T113">⃣</text:span><text:span text:style-name="T114"><text:s/>Poprawne podpięcie XSL</text:span></text:p>
      <text:p text:style-name="Normalny"><text:span text:style-name="T115">✅</text:span><text:s/><text:span text:style-name="T116">Czy &lt;?xml-stylesheet type="text/xsl" href="cdcatalog.xsl"?&gt; jest poprawnym podpięciem XSL?</text:span><text:line-break/><text:span text:style-name="T117">TAK</text:span></text:p>
      <text:p text:style-name="Normalny"><text:span text:style-name="T118">❌</text:span><text:s/><text:span text:style-name="T119">Czy &lt;?xml-stylesheet type="text/xsl" href="cdcatalog.xsl"&gt; jest poprawnym podpięciem XSL?</text:span><text:line-break/><text:span text:style-name="T120">NIE</text:span></text:p>
      <text:p text:style-name="Normalny"><text:span text:style-name="T121">✅</text:span><text:s/><text:span text:style-name="T122">Czy &lt;?xml-stylesheet type="text/xsl" href="cdcatalog.xsl"/&gt; jest poprawnym podpięciem XSL?</text:span><text:line-break/><text:span text:style-name="T123">TAK</text:span></text:p>
      <text:p text:style-name="Normalny"><text:span text:style-name="T124">❌</text:span><text:s/><text:span text:style-name="T125">Czy &lt;?xml:stylesheet type="text/xsl" href="cdcatalog.xsl"?&gt; jest poprawnym podpięciem XSL?</text:span><text:line-break/><text:span text:style-name="T126">NIE</text:span></text:p>
      <text:p text:style-name="Normalny"><text:span text:style-name="T127">❌</text:span><text:s/><text:span text:style-name="T128">Czy &lt;?xml::stylesheet type="text/xsl" href="cdcatalog.xsl"?&gt; jest poprawnym podpięciem XSL?</text:span><text:line-break/><text:span text:style-name="T129">NIE</text:span></text:p>
      <text:p text:style-name="Normalny"><text:span text:style-name="T130">❌</text:span><text:s/><text:span text:style-name="T131">Czy &lt;?stylesheet type="text/xsl" href="cdcatalog.xsl"?&gt; jest poprawnym podpięciem XSL?</text:span><text:line-break/><text:span text:style-name="T132">NIE</text:span></text:p>
      <text:p text:style-name="Normalny"><draw:custom-shape svg:x="0in" svg:y="0in" svg:width="45.51042in" svg:height="0.00139in" draw:z-index="0" draw:id="id7" draw:style-name="a7" draw:name="Horizontal Line 62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133">8️</text:span><text:span text:style-name="T134">⃣</text:span><text:span text:style-name="T135"><text:s/>Transformacja XSL</text:span></text:p>
      <text:p text:style-name="Normalny"><text:span text:style-name="T136">✅</text:span><text:s/><text:span text:style-name="T137">Czy &lt;xsl:value-of select="title"/&gt; przy transformacji XSL zostanie zastąpione odpowiednią zawartością elementu (tagu)?</text:span><text:line-break/><text:span text:style-name="T138">TAK</text:span></text:p>
      <text:p text:style-name="Normalny"><text:span text:style-name="T139">❌</text:span><text:s/><text:span text:style-name="T140">Czy &lt;xsl:value select="title"/&gt; przy transformacji XSL zostanie zastąpione odpowiednią zawartością elementu (tagu)?</text:span><text:line-break/><text:span text:style-name="T141">NIE</text:span></text:p>
      <text:p text:style-name="Normalny"><text:span text:style-name="T142">❌</text:span><text:s/><text:span text:style-name="T143">Czy &lt;xsl:select value="title"/&gt; przy transformacji XSL zostanie zastąpione odpowiednią zawartością elementu (tagu)?</text:span><text:line-break/><text:span text:style-name="T144">NIE</text:span></text:p>
      <text:p text:style-name="Normalny"><text:span text:style-name="T145">❌</text:span><text:s/><text:span text:style-name="T146">Czy &lt;xsl:select value-of="title"/&gt; przy transformacji XSL zostanie zastąpione odpowiednią zawartością elementu (tagu)?</text:span><text:line-break/><text:span text:style-name="T147">NIE</text:span></text:p>
      <text:p text:style-name="Normalny"><draw:custom-shape svg:x="0in" svg:y="0in" svg:width="45.51042in" svg:height="0.00139in" draw:z-index="0" draw:id="id8" draw:style-name="a8" draw:name="Horizontal Line 63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148">📌</text:span><text:span text:style-name="T149"><text:s/>Podsumowanie</text:span></text:p>
      <text:p text:style-name="Normalny"><text:span text:style-name="T150">✅</text:span><text:s/><text:span text:style-name="T151">Poprawnie odpowiedzieliśmy na wszystkie pytania!</text:span><text:s/><text:span text:style-name="T152">🎯</text:span><text:line-break/><text:span text:style-name="T153">✅</text:span><text:s/><text:span text:style-name="T154">Teraz wiesz, jak poprawnie budować XML i stosować XSLT!</text:span><text:s/><text:span text:style-name="T155">🚀</text:span></text:p>
      <text:p text:style-name="Normalny">Masz jeszcze jakieś pytania?<text:s/><text:span text:style-name="T156">😊</text:span>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wel.korgul1@gmail.com</meta:initial-creator>
    <dc:creator>pawel.korgul1@gmail.com</dc:creator>
    <meta:creation-date>2025-02-09T12:35:00Z</meta:creation-date>
    <dc:date>2025-02-09T12:35:00Z</dc:date>
    <meta:template xlink:href="Normal" xlink:type="simple"/>
    <meta:editing-cycles>2</meta:editing-cycles>
    <meta:editing-duration>PT0S</meta:editing-duration>
    <meta:document-statistic meta:page-count="1" meta:paragraph-count="8" meta:word-count="614" meta:character-count="4292" meta:row-count="30" meta:non-whitespace-character-count="3686"/>
  </office:meta>
</office:document-meta>
</file>